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upportedPart.process( XPointerContext xpoint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upportedPart.UnsupportedPart( String sc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